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类（class）和对象（object）用于实现计算机世界中的“封装”（Encapsulation），即把数据（属性）和函数（操作）合成一个整体，这是面向对象程序设计最基本的特性。<text:line-break/>C++类的定义<text:line-break/>◆ 1、在C++中，“类”是一种数据类型。例如，商场中的商品可以用“商品类”来描述。<text:line-break/>商品可以这样描述：<text:line-break/>商品名称（用字符串描述），<text:line-break/>该商品数量（用整型数描述），<text:line-break/>该商品单价（用浮点数描述），<text:line-break/>该商品总价（用浮点数描述）。<text:line-break/>相应的商品类如下：<text:line-break/>class CGoods<text:line-break/>{<text:line-break/>public :<text:line-break/>char Name[21] ; //对于中文可用wchar_t name[11]<text:line-break/>int Amount ;<text:line-break/>float Price ;<text:line-break/>float Total_value ;<text:line-break/>}; //最后的分号不可少<text:line-break/>说明：关键字class是数据类型说明符，指出下面说明的是类。标识符CGoods是商品这个类的类型名。花括号中是构成类体的一系列的成员，此处为数据成员；关键字public是一种访问限定符，表示其后所列为公共成员，就是说可以在外部对这些成员进行访问。<text:line-break/>◆ 2、类定义的更关键部分是对数据成员的操作。这可以用函数来完成。这些函数也作为类的成员存在！<text:line-break/>class CGoods<text:line-break/>{<text:line-break/>private :<text:line-break/>char Name[21] ;<text:line-break/>int Amount ;<text:line-break/>float Price ;<text:line-break/>float Total_value ;<text:line-break/>public :<text:line-break/>void RegisterGoods(char*,int,float); //登记新商品，此处是函数头<text:line-break/>void CountTotal(void) ; //计算商品总价值<text:line-break/>void GetName(char*) ; //读取商品名<text:line-break/>int GetAmount(void) ; //读取商品数量<text:line-break/>float GetPrice(void) ; //读取商品单价<text:line-break/>float GetTotal_value(void) ; //读取商品总价值<text:line-break/>};<text:line-break/>说明：这个描述商品的方案中，在类中引进了成员函数（或称函数成员）(member function),也就是函数也成了数据(类)中的成员。成员函数可以直接使用类定义中的任一成员，可以处理数据成员，也可调用其他函数成员。<text:line-break/>类把数据（事物的属性）和函数（事物的行为——操作）封装为一个整体。<text:line-break/>C++成员函数的定义<text:line-break/>在前面，只对成员函数作了一个声明，或者讲只给出了函数的原型，并没有对函数进行定义。函数定义通常在类的说明之后进行。<text:line-break/>商品类CGoods中的成员函数可以如下定义：（在前面的代码后加上以下部分）<text:line-break/>void CGoods::RegisterGoods(char* name,int amount, float price)<text:line-break/>//登记新商品<text:line-break/>{<text:line-break/>//char*是指向字符的指针类型说明，name现可理解为字符串<text:line-break/>strcpy(Name , name) ; //字符串拷贝函数<text:line-break/>Amount=amount ; Price=price ;<text:line-break/><text:soft-page-break/>}<text:line-break/>void CGoods::CountTotal(void) //计算商品总价值<text:line-break/>{<text:line-break/>Total_value = Price*Amount;<text:line-break/>}<text:line-break/>void CGoods::GetName(char* name) //读取商品名<text:line-break/>{<text:line-break/>strcpy(name , Name);<text:line-break/>}<text:line-break/>int CGoods::GetAmount(void) //读取商品数量<text:line-break/>{<text:line-break/>return(Amount) ;<text:line-break/>}<text:line-break/>float CGoods::GetPrice(void) //读取商品单价<text:line-break/>{<text:line-break/>return(Price) ;<text:line-break/>}<text:line-break/>float CGoods::GetTotal_value(void) //读取商品总价值<text:line-break/>{<text:line-break/>return(Total_value) 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7:17:46.591830212</meta:creation-date>
    <dc:date>2016-04-23T17:18:04.837971593</dc:date>
    <meta:editing-duration>P0D</meta:editing-duration>
    <meta:editing-cycles>1</meta:editing-cycles>
    <meta:document-statistic meta:table-count="0" meta:image-count="0" meta:object-count="0" meta:page-count="2" meta:paragraph-count="1" meta:word-count="804" meta:character-count="1580" meta:non-whitespace-character-count="1441"/>
    <meta:generator>LibreOffice/4.2.8.2$Linux_X86_64 LibreOffice_project/420m0$Build-2</meta:generator>
  </office:meta>
</office:document-meta>
</file>